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6.424cm" style:rel-column-width="16383*"/>
    </style:style>
    <style:style style:name="Tabla1.D" style:family="table-column">
      <style:table-column-properties style:column-width="6.426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0d08ab" officeooo:paragraph-rsid="000d08ab"/>
    </style:style>
    <style:style style:name="P2" style:family="paragraph" style:parent-style-name="Table_20_Contents">
      <style:paragraph-properties fo:text-align="center" style:justify-single-word="false"/>
      <style:text-properties officeooo:rsid="000d08ab" officeooo:paragraph-rsid="000d08ab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d08ab" officeooo:paragraph-rsid="000d08ab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0d08ab" officeooo:paragraph-rsid="000d08ab"/>
    </style:style>
    <style:style style:name="P8" style:family="paragraph" style:parent-style-name="Table_20_Contents">
      <style:paragraph-properties fo:text-align="start" style:justify-single-word="false"/>
      <style:text-properties officeooo:rsid="000efbf8" officeooo:paragraph-rsid="000efbf8"/>
    </style:style>
    <style:style style:name="P9" style:family="paragraph" style:parent-style-name="Table_20_Contents">
      <style:paragraph-properties fo:text-align="center" style:justify-single-word="false"/>
      <style:text-properties officeooo:rsid="000efbf8" officeooo:paragraph-rsid="000efbf8"/>
    </style:style>
    <style:style style:name="P10" style:family="paragraph" style:parent-style-name="Table_20_Contents">
      <style:paragraph-properties fo:text-align="start" style:justify-single-word="false"/>
      <style:text-properties style:text-underline-style="none" officeooo:rsid="000efbf8" officeooo:paragraph-rsid="000efb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0c8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6">ORTOGRAFIKOA</text:p>
          </table:table-cell>
          <table:table-cell table:style-name="Tabla1.A1" office:value-type="string">
            <text:p text:style-name="P6">OBJEKTU-KAMERA</text:p>
          </table:table-cell>
          <table:table-cell table:style-name="Tabla1.D1" office:value-type="string">
            <text:p text:style-name="P6">IBILTARIA</text:p>
          </table:table-cell>
        </table:table-row>
        <table:table-row>
          <table:table-cell table:style-name="Tabla1.A2" office:value-type="string">
            <text:p text:style-name="P2"><text:span text:style-name="T1">PROIEKZIOA</text:span>:<text:line-break/>GL_PROJECTION matrizean (behin definitzearekin nahikoa)</text:p>
          </table:table-cell>
          <table:table-cell table:style-name="Tabla1.A2" office:value-type="string">
            <text:p text:style-name="P7">Ortografikoa</text:p>
            <text:p text:style-name="P1">glOrtho()</text:p>
          </table:table-cell>
          <table:table-cell table:style-name="Tabla1.A2" office:value-type="string">
            <text:p text:style-name="P7">Perspektiba</text:p>
            <text:p text:style-name="P1">gluPerspective() → definitzeko:</text:p>
            <text:p text:style-name="P1">ratioa</text:p>
            <text:p text:style-name="P1">bi planoen distantzia</text:p>
            <text:p text:style-name="P1">begirada-angelua</text:p>
          </table:table-cell>
          <table:table-cell table:style-name="Tabla1.D2" office:value-type="string">
            <text:p text:style-name="P7">Perspektiba</text:p>
            <text:p text:style-name="P1">gluPerspective() → definitzeko:</text:p>
            <text:p text:style-name="P1">ratioa</text:p>
            <text:p text:style-name="P1">bi planoen distantzia</text:p>
            <text:p text:style-name="P1">begirada-angelua</text:p>
          </table:table-cell>
        </table:table-row>
        <table:table-row>
          <table:table-cell table:style-name="Tabla1.A2" office:value-type="string">
            <text:p text:style-name="P6">KOKAPENA</text:p>
          </table:table-cell>
          <table:table-cell table:style-name="Tabla1.A2" office:value-type="string">
            <text:p text:style-name="P7">Estatikoa</text:p>
          </table:table-cell>
          <table:table-cell table:style-name="Tabla1.A2" office:value-type="string">
            <text:p text:style-name="P1"><text:span text:style-name="T2">Kokapena aldatu</text:span> (estatikoa)</text:p>
            <text:p text:style-name="P1"><text:span text:style-name="T2">Begirada-angelua aldatu:</text:span> </text:p>
            <text:p text:style-name="P1">→ Eye (kamara), Center (Kameraren Objetiboa) eta Up (kameraren altuera). Kamera mugitzerakoan, hauek mugitu behar dira: balioak aldatu gluLookAt() funtzioa exekutatu aurretik</text:p>
            <text:p text:style-name="P1">→ Objektuen koordenatu sistema kameraren koordenatu sistemara pasatu:</text:p>
            <text:p text:style-name="P1">GL_MODELVIEW</text:p>
            <text:p text:style-name="P1"/>
            <text:p text:style-name="P8">Koord. Homog.:</text:p>
            <text:p text:style-name="P9">1 1 1<text:span text:style-name="T3"> 1</text:span></text:p>
            <text:p text:style-name="P9">1 0 0<text:span text:style-name="T3"> 0</text:span></text:p>
            <text:p text:style-name="P9">0 1 0<text:span text:style-name="T3"> 0</text:span></text:p>
            <text:p text:style-name="P9">0 0 0<text:span text:style-name="T3"> 1</text:span></text:p>
          </table:table-cell>
          <table:table-cell table:style-name="Tabla1.D2" office:value-type="string">
            <text:p text:style-name="P1"><text:span text:style-name="T2">Kokapena aldatu</text:span> (dinamikoa)</text:p>
            <text:p text:style-name="P7">Begirada-angelua aldatu</text:p>
            <text:p text:style-name="P10">Erreferentzi-sistema LOKALA <text:span text:style-name="T4">soilik</text:span>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09:04:55.598869053</meta:creation-date>
    <dc:date>2016-11-28T10:33:55.102316229</dc:date>
    <meta:editing-duration>PT53M36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31" meta:word-count="93" meta:character-count="743" meta:non-whitespace-character-count="680"/>
  </office:meta>
</office:document-meta>
</file>